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4B0F8982FA6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fill="solid" draw:fill-color="#ffffff" fo:min-height="10.5cm"/>
    </style:style>
    <style:style style:name="gr3" style:family="graphic" style:parent-style-name="standard">
      <style:graphic-properties draw:stroke="solid" draw:fill="solid" draw:fill-color="#ffffff" fo:min-height="9.865cm"/>
    </style:style>
    <style:style style:name="gr4" style:family="graphic" style:parent-style-name="standard">
      <style:graphic-properties draw:stroke="solid" draw:fill="solid" draw:fill-color="#ffffff" fo:min-height="10.935cm"/>
    </style:style>
    <style:style style:name="gr5" style:family="graphic" style:parent-style-name="standard">
      <style:graphic-properties draw:stroke="solid" draw:fill="solid" draw:fill-color="#ffffff" fo:min-height="6.179cm"/>
    </style:style>
    <style:style style:name="gr6" style:family="graphic" style:parent-style-name="standard">
      <style:graphic-properties draw:stroke="solid" draw:fill="solid" draw:fill-color="#ffffff" fo:min-height="8.094cm"/>
    </style:style>
    <style:style style:name="gr7" style:family="graphic" style:parent-style-name="objectwithoutfill">
      <style:graphic-properties svg:stroke-width="0.66cm" svg:stroke-color="#808080" draw:marker-start-width="1.185cm" draw:marker-end="Arrow" draw:marker-end-width="1.285cm" draw:fill="none" draw:textarea-horizontal-align="center" draw:textarea-vertical-align="middle" fo:padding-top="0.45cm" fo:padding-bottom="0.45cm" fo:padding-left="0.575cm" fo:padding-right="0.575cm"/>
    </style:style>
    <style:style style:name="pr1" style:family="presentation" style:parent-style-name="oranssi-subtitle">
      <style:graphic-properties draw:stroke="none" draw:fill-color="#ffffff" draw:auto-grow-height="true" fo:min-height="12.428cm"/>
    </style:style>
    <style:style style:name="pr2" style:family="presentation" style:parent-style-name="oranssi-subtitle">
      <style:graphic-properties draw:stroke="none" draw:fill-color="#ffffff" draw:auto-grow-height="true" fo:min-height="18.773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609cm"/>
    </style:style>
    <style:style style:name="pr6" style:family="presentation" style:parent-style-name="oranssi-outline1" style:list-style-name="L6">
      <style:graphic-properties draw:stroke="solid" draw:fill="solid" draw:fill-color="#ffffff" fo:min-height="6.985cm"/>
    </style:style>
    <style:style style:name="pr7" style:family="presentation" style:parent-style-name="oranssi-outline1" style:list-style-name="L6">
      <style:graphic-properties draw:stroke="solid" draw:fill="solid" draw:fill-color="#ffffff" fo:min-height="6.985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left="0.6cm" fo:margin-right="0cm" fo:text-indent="0cm"/>
      <style:text-properties fo:font-size="20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Courier 10 Pitch'" style:font-pitch="fixed" fo:font-size="2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/>
    </style:style>
    <style:style style:name="P6" style:family="paragraph">
      <style:paragraph-properties fo:text-align="center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text-align="start"/>
      <style:text-properties fo:font-family="'Courier 10 Pitch'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pt" style:font-size-asian="2pt" style:font-size-complex="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family="'Courier 10 Pitch'" style:font-pitch="fixed" fo:font-size="2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/>
    </style:style>
    <style:style style:name="T10" style:family="text">
      <style:text-properties fo:font-family="'Courier 10 Pitch'" style:font-pitch="fixed" fo:font-size="18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/>
    </style:style>
    <style:style style:name="T11" style:family="text">
      <style:text-properties fo:font-family="'Courier 10 Pitch'" style:font-pitch="fixed" fo:font-size="18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bold"/>
    </style:style>
    <style:style style:name="T12" style:family="text">
      <style:text-properties fo:font-family="'Courier 10 Pitch'" style:font-pitch="fixed" fo:font-size="16pt" fo:font-style="italic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style-asian="italic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style-complex="italic"/>
    </style:style>
    <style:style style:name="T13" style:family="text">
      <style:text-properties fo:font-family="'Courier 10 Pitch'" style:font-pitch="fixed" fo:font-size="18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normal"/>
    </style:style>
    <style:style style:name="T14" style:family="text">
      <style:text-properties fo:font-family="'Courier 10 Pitch'" style:font-pitch="fixed" fo:font-size="18pt" fo:font-style="italic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style-asian="italic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style-complex="italic" style:font-weight-complex="normal"/>
    </style:style>
    <style:style style:name="T15" style:family="text">
      <style:text-properties fo:font-family="'Courier 10 Pitch'" style:font-pitch="fixed" fo:font-size="16pt" fo:font-style="italic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style-asian="italic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style-complex="italic" style:font-weight-complex="normal"/>
    </style:style>
    <style:style style:name="T16" style:family="text">
      <style:text-properties fo:font-family="'Courier 10 Pitch'" style:font-pitch="fixed" fo:font-size="18pt" fo:font-style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style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style-complex="normal"/>
    </style:style>
    <style:style style:name="T17" style:family="text">
      <style:text-properties fo:font-family="'Courier 10 Pitch'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T18" style:family="text">
      <style:text-properties fo:font-family="'Courier 10 Pitch'" style:font-pitch="fixed" fo:font-size="16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bold"/>
    </style:style>
    <style:style style:name="T19" style:family="text">
      <style:text-properties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20" style:family="text">
      <style:text-properties fo:font-family="'Courier 10 Pitch'" style:font-pitch="fixed" fo:font-size="20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 style:font-weight-complex="normal"/>
    </style:style>
    <style:style style:name="T21" style:family="text">
      <style:text-properties fo:font-family="'Nimbus Roman No9 L'" style:font-family-generic="roman" style:font-pitch="variable" fo:font-size="30pt" style:font-size-asian="30pt" style:font-size-complex="30pt"/>
    </style:style>
    <style:style style:name="T22" style:family="text">
      <style:text-properties fo:font-family="'Courier New'" style:font-family-generic="modern" style:font-pitch="fixed" fo:font-size="24pt" style:font-size-asian="24pt" style:font-size-complex="24pt"/>
    </style:style>
    <style:style style:name="T23" style:family="text">
      <style:text-properties fo:font-family="'Nimbus Sans L'" style:font-family-generic="swiss" style:font-pitch="variable" fo:font-size="24pt" style:font-size-asian="24pt" style:font-size-complex="24pt"/>
    </style:style>
    <style:style style:name="T24" style:family="text">
      <style:text-properties fo:font-size="30pt" fo:font-style="italic" style:font-size-asian="30pt" style:font-style-asian="italic" style:font-size-complex="30pt" style:font-style-complex="italic"/>
    </style:style>
    <style:style style:name="T25" style:family="text">
      <style:text-properties fo:font-size="30pt" fo:font-style="normal" style:font-size-asian="30pt" style:font-style-asian="normal" style:font-size-complex="30pt" style:font-style-complex="normal"/>
    </style:style>
    <style:style style:name="T26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family="'Courier New'" style:font-family-generic="modern" style:font-pitch="fixed" fo:font-size="20pt" style:font-size-asian="20pt" style:font-size-complex="20pt"/>
    </style:style>
    <style:style style:name="T28" style:family="text">
      <style:text-properties style:text-position="sub 58%" fo:font-family="'Courier New'" style:font-family-generic="modern" style:font-pitch="fixed" fo:font-size="20pt" style:font-size-asian="20pt" style:font-size-complex="20pt"/>
    </style:style>
    <style:style style:name="T29" style:family="text">
      <style:text-properties fo:font-family="'Courier 10 Pitch'" style:font-pitch="fixed" fo:font-size="20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 style:font-weight-complex="bold"/>
    </style:style>
    <style:style style:name="T30" style:family="text">
      <style:text-properties fo:color="#b84747" fo:font-family="'Courier 10 Pitch'" style:font-pitch="fixed" fo:font-size="2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/>
    </style:style>
    <style:style style:name="T31" style:family="text">
      <style:text-properties fo:color="#b84747" fo:font-family="'Courier 10 Pitch'" style:font-pitch="fixed" fo:font-size="20pt" fo:font-style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style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 style:font-style-complex="normal"/>
    </style:style>
    <style:style style:name="T32" style:family="text">
      <style:text-properties fo:color="#b84747" fo:font-family="'Courier 10 Pitch'" style:font-pitch="fixed" fo:font-size="20pt" fo:font-style="normal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style-asian="normal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 style:font-style-complex="normal" style:font-weight-complex="bold"/>
    </style:style>
    <style:style style:name="T33" style:family="text">
      <style:text-properties fo:color="#b84747" fo:font-family="'Courier 10 Pitch'" style:font-pitch="fixed" fo:font-size="20pt" fo:font-style="normal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style-asian="normal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 style:font-style-complex="normal" style:font-weight-complex="normal"/>
    </style:style>
    <style:style style:name="T34" style:family="text">
      <style:text-properties fo:font-family="'Courier 10 Pitch'" style:font-pitch="fixed" fo:font-size="20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 style:font-weight-complex="bold"/>
    </style:style>
    <style:style style:name="T35" style:family="text">
      <style:text-properties fo:font-family="'Courier 10 Pitch'" style:font-pitch="fixed" fo:font-size="20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 style:font-weight-complex="normal"/>
    </style:style>
    <style:style style:name="T36" style:family="text">
      <style:text-properties fo:font-family="'Courier New'" style:font-family-generic="modern" style:font-pitch="fixed"/>
    </style:style>
    <style:style style:name="T37" style:family="text">
      <style:text-properties fo:font-size="2pt" style:font-size-asian="24pt" style:font-size-complex="24pt"/>
    </style:style>
    <style:style style:name="T38" style:family="text">
      <style:text-properties fo:font-size="24pt" fo:font-weight="bold" style:font-size-asian="24pt" style:font-weight-asian="bold" style:font-size-complex="24pt" style:font-weight-complex="bold"/>
    </style:style>
    <style:style style:name="T39" style:family="text">
      <style:text-properties fo:font-size="30pt" fo:font-weight="bold" style:font-size-asian="30pt" style:font-weight-asian="bold" style:font-size-complex="30pt" style:font-weight-complex="bold"/>
    </style:style>
    <style:style style:name="T40" style:family="text">
      <style:text-properties fo:font-size="30pt" fo:font-weight="normal" style:font-size-asian="30pt" style:font-weight-asian="normal" style:font-size-complex="30pt" style:font-weight-complex="normal"/>
    </style:style>
    <style:style style:name="T41" style:family="text">
      <style:text-properties fo:font-size="26pt" fo:font-weight="normal" style:font-size-asian="26pt" style:font-weight-asian="normal" style:font-size-complex="26pt" style:font-weight-complex="normal"/>
    </style:style>
    <style:style style:name="T42" style:family="text">
      <style:text-properties fo:font-size="24pt" fo:font-weight="normal" style:font-size-asian="24pt" style:font-weight-asian="normal" style:font-size-complex="24pt" style:font-weight-complex="normal"/>
    </style:style>
    <style:style style:name="T43" style:family="text">
      <style:text-properties fo:color="#dc2300" fo:font-family="'Courier 10 Pitch'" style:font-pitch="fixed" fo:font-size="16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bold"/>
    </style:style>
    <style:style style:name="T44" style:family="text">
      <style:text-properties fo:font-family="'Courier 10 Pitch'" style:font-pitch="fixed" fo:font-size="14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bold"/>
    </style:style>
    <style:style style:name="T4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✗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✗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space-before="0.3cm"/>
        <style:text-properties fo:font-family="StarSymbol" style:font-charset="x-symbol" fo:color="#f57900" fo:font-size="45%"/>
      </text:list-level-style-bullet>
      <text:list-level-style-bullet text:level="2" text:bullet-char="✔">
        <style:list-level-properties text:space-before="1.6cm"/>
        <style:text-properties fo:font-family="StarSymbol" style:font-charset="x-symbol" fo:color="#f57900" fo:font-size="45%"/>
      </text:list-level-style-bullet>
      <text:list-level-style-bullet text:level="3" text:bullet-char="✔">
        <style:list-level-properties text:space-before="3cm"/>
        <style:text-properties fo:font-family="StarSymbol" style:font-charset="x-symbol" fo:color="#f57900" fo:font-size="45%"/>
      </text:list-level-style-bullet>
      <text:list-level-style-bullet text:level="4" text:bullet-char="✔">
        <style:list-level-properties text:space-before="4.2cm"/>
        <style:text-properties fo:font-family="StarSymbol" style:font-charset="x-symbol" fo:color="#f57900" fo:font-size="45%"/>
      </text:list-level-style-bullet>
      <text:list-level-style-bullet text:level="5" text:bullet-char="✔">
        <style:list-level-properties text:space-before="5.4cm"/>
        <style:text-properties fo:font-family="StarSymbol" style:font-charset="x-symbol" fo:color="#f57900" fo:font-size="45%"/>
      </text:list-level-style-bullet>
      <text:list-level-style-bullet text:level="6" text:bullet-char="✔">
        <style:list-level-properties text:space-before="6.6cm"/>
        <style:text-properties fo:font-family="StarSymbol" style:font-charset="x-symbol" fo:color="#f57900" fo:font-size="45%"/>
      </text:list-level-style-bullet>
      <text:list-level-style-bullet text:level="7" text:bullet-char="✔">
        <style:list-level-properties text:space-before="7.8cm"/>
        <style:text-properties fo:font-family="StarSymbol" style:font-charset="x-symbol" fo:color="#f57900" fo:font-size="45%"/>
      </text:list-level-style-bullet>
      <text:list-level-style-bullet text:level="8" text:bullet-char="✔">
        <style:list-level-properties text:space-before="9cm"/>
        <style:text-properties fo:font-family="StarSymbol" style:font-charset="x-symbol" fo:color="#f57900" fo:font-size="45%"/>
      </text:list-level-style-bullet>
      <text:list-level-style-bullet text:level="9" text:bullet-char="✔">
        <style:list-level-properties text:space-before="10.2cm"/>
        <style:text-properties fo:font-family="StarSymbol" style:font-charset="x-symbol" fo:color="#f57900" fo:font-size="45%"/>
      </text:list-level-style-bullet>
      <text:list-level-style-bullet text:level="10" text:bullet-char="✔">
        <style:list-level-properties text:space-before="5.4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1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12.428cm" svg:x="1.301cm" svg:y="3.945cm" presentation:class="subtitle" presentation:user-transformed="true">
          <draw:text-box>
            <text:p><text:span text:style-name="T1">Céu</text:span></text:p>
            <text:p><text:span text:style-name="T1"/></text:p>
            <text:p><text:span text:style-name="T1">going </text:span><text:span text:style-name="T2">”async”</text:span></text:p>
          </draw:text-box>
        </draw:frame>
        <draw:frame presentation:style-name="pr2" draw:text-style-name="P1" draw:layer="layout" svg:width="25.199cm" svg:height="18.773cm" svg:x="14.349cm" svg:y="7.76cm">
          <draw:text-box>
            <text:p/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nchronous Model</text:p>
          </draw:text-box>
        </draw:frame>
        <draw:frame presentation:style-name="pr5" draw:layer="layout" svg:width="25.199cm" svg:height="13.609cm" svg:x="1.4cm" svg:y="3.914cm" presentation:class="outline" presentation:user-transformed="true">
          <draw:text-box>
            <text:p><text:span text:style-name="T3"/></text:p>
            <text:list text:style-name="L2">
              <text:list-item>
                <text:p xml:id="id1" text:id="id1"><text:span text:style-name="T3">Implicit synchronization</text:span></text:p>
                <text:list>
                  <text:list-item>
                    <text:p xml:id="id2" text:id="id2"><text:span text:style-name="T4">simpler reasoning about time</text:span></text:p>
                    <text:p><text:span text:style-name="T5"/></text:p>
                  </text:list-item>
                </text:list>
              </text:list-item>
              <text:list-item>
                <text:p xml:id="id3" text:id="id3"><text:span text:style-name="T3">Compositions of activities</text:span></text:p>
                <text:list>
                  <text:list-item>
                    <text:p xml:id="id4" text:id="id4"><text:span text:style-name="T4">automatic destruction</text:span></text:p>
                    <text:p><text:span text:style-name="T5"/></text:p>
                  </text:list-item>
                </text:list>
              </text:list-item>
              <text:list-item>
                <text:p xml:id="id5" text:id="id5"><text:span text:style-name="T3">Safe shared memory</text:span></text:p>
                <text:list>
                  <text:list-item>
                    <text:p xml:id="id6" text:id="id6"><text:span text:style-name="T4">no locks, no race condition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mitations</text:p>
          </draw:text-box>
        </draw:frame>
        <draw:frame presentation:style-name="pr5" draw:layer="layout" svg:width="25.199cm" svg:height="14.661cm" svg:x="1.4cm" svg:y="3.914cm" presentation:class="outline" presentation:user-transformed="true">
          <draw:text-box>
            <text:p><text:span text:style-name="T3"/></text:p>
            <text:list text:style-name="L2">
              <text:list-item>
                <text:p><text:span text:style-name="T3">No support for</text:span></text:p>
                <text:list>
                  <text:list-item>
                    <text:p xml:id="id7" text:id="id7"><text:span text:style-name="T4">Time-consuming</text:span><text:span text:style-name="T6"> operations</text:span></text:p>
                    <text:list>
                      <text:list-item>
                        <text:p xml:id="id8" text:id="id8">unbounded loops are refused</text:p>
                      </text:list-item>
                      <text:list-item>
                        <text:p xml:id="id9" text:id="id9">blocking C calls</text:p>
                      </text:list-item>
                    </text:list>
                  </text:list-item>
                  <text:list-item>
                    <text:p xml:id="id10" text:id="id10"><text:span text:style-name="T4">Input</text:span><text:span text:style-name="T6"> generation</text:span></text:p>
                    <text:list>
                      <text:list-item>
                        <text:p xml:id="id11" text:id="id11"><text:span text:style-name="T7">would break the synchronous semantics</text:span></text:p>
                      </text:list-item>
                    </text:list>
                  </text:list-item>
                  <text:list-item>
                    <text:p xml:id="id12" text:id="id12"><text:span text:style-name="T6">Parallelism</text:span></text:p>
                    <text:list>
                      <text:list-item>
                        <text:p xml:id="id13" text:id="id13"><text:span text:style-name="T7">scheduler is deterministic</text:span></text:p>
                      </text:list-item>
                      <text:list-item>
                        <text:p xml:id="id14" text:id="id14"><text:span text:style-name="T7">no localization of data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8">Time-consuming operations</text:span></text:p>
          </draw:text-box>
        </draw:frame>
        <draw:frame draw:style-name="gr2" draw:text-style-name="P5" draw:layer="layout" svg:width="17.647cm" svg:height="10.75cm" svg:x="5.308cm" svg:y="5.825cm">
          <draw:text-box>
            <text:p text:style-name="P4"><text:span text:style-name="T9"/></text:p>
            <text:p text:style-name="P4"><text:span text:style-name="T10"><text:s text:c="3"/></text:span><text:span text:style-name="T11">input</text:span><text:span text:style-name="T10"> void A, B;</text:span></text:p>
            <text:p text:style-name="P4"><text:span text:style-name="T10"><text:s text:c="3"/></text:span><text:span text:style-name="T11">par/or</text:span><text:span text:style-name="T10"> </text:span><text:span text:style-name="T11">do</text:span></text:p>
            <text:p text:style-name="P4"><text:span text:style-name="T10">&gt; <text:s text:c="4"/></text:span><text:span text:style-name="T11">await</text:span><text:span text:style-name="T10"> A;</text:span></text:p>
            <text:p text:style-name="P4"><text:span text:style-name="T10"><text:s text:c="6"/></text:span><text:span text:style-name="T11">loop</text:span><text:span text:style-name="T10"> </text:span><text:span text:style-name="T11">do</text:span></text:p>
            <text:p text:style-name="P4"><text:span text:style-name="T10"><text:s text:c="9"/></text:span><text:span text:style-name="T10">&lt;...&gt; <text:s/></text:span><text:span text:style-name="T12">// some calculation (no awaits)</text:span></text:p>
            <text:p text:style-name="P4"><text:span text:style-name="T10"><text:s text:c="6"/></text:span><text:span text:style-name="T11">end</text:span></text:p>
            <text:p text:style-name="P4"><text:span text:style-name="T10"><text:s text:c="3"/></text:span><text:span text:style-name="T11">with</text:span></text:p>
            <text:p text:style-name="P4"><text:span text:style-name="T10">&gt; <text:s text:c="4"/></text:span><text:span text:style-name="T11">await</text:span><text:span text:style-name="T10"> B;</text:span></text:p>
            <text:p text:style-name="P4"><text:span text:style-name="T10"><text:s text:c="3"/></text:span><text:span text:style-name="T11">end</text:span></text:p>
            <text:p text:style-name="P4"><text:span text:style-name="T13"><text:s text:c="3"/></text:span><text:span text:style-name="T14">&lt;...&gt;</text:span><text:span text:style-name="T13"> <text:s text:c="7"/></text:span><text:span text:style-name="T15">// maybe never reached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8">Input generation</text:span></text:p>
          </draw:text-box>
        </draw:frame>
        <draw:frame draw:style-name="gr3" draw:text-style-name="P5" draw:layer="layout" svg:width="10.662cm" svg:height="10.115cm" svg:x="8.408cm" svg:y="6.425cm">
          <draw:text-box>
            <text:p text:style-name="P4"><text:span text:style-name="T9"/></text:p>
            <text:p text:style-name="P4"><text:span text:style-name="T10"><text:s text:c="3"/></text:span><text:span text:style-name="T11">input</text:span><text:span text:style-name="T10"> void A, B;</text:span></text:p>
            <text:p text:style-name="P4"><text:span text:style-name="T10"><text:s text:c="3"/></text:span><text:span text:style-name="T11">par/or</text:span><text:span text:style-name="T10"> </text:span><text:span text:style-name="T11">do</text:span></text:p>
            <text:p text:style-name="P4"><text:span text:style-name="T10">&gt; <text:s text:c="5"/></text:span><text:span text:style-name="T11">await</text:span><text:span text:style-name="T10"> A;</text:span></text:p>
            <text:p text:style-name="P4"><text:span text:style-name="T10"><text:s text:c="7"/></text:span><text:span text:style-name="T11">emit</text:span><text:span text:style-name="T10"> B;</text:span></text:p>
            <text:p text:style-name="P4"><text:span text:style-name="T10"><text:s text:c="3"/></text:span><text:span text:style-name="T11">with</text:span></text:p>
            <text:p text:style-name="P4"><text:span text:style-name="T10">&gt; <text:s text:c="5"/></text:span><text:span text:style-name="T11">await</text:span><text:span text:style-name="T10"> A;</text:span></text:p>
            <text:p text:style-name="P4"><text:span text:style-name="T10"><text:tab/></text:span><text:span text:style-name="T10"><text:tab/></text:span><text:span text:style-name="T10"> </text:span><text:span text:style-name="T16">&lt;...&gt; <text:s text:c="6"/>// ?</text:span></text:p>
            <text:p text:style-name="P4"><text:span text:style-name="T10"><text:s text:c="3"/></text:span><text:span text:style-name="T11">with</text:span></text:p>
            <text:p text:style-name="P4"><text:span text:style-name="T10">&gt; <text:s text:c="5"/></text:span><text:span text:style-name="T11">await</text:span><text:span text:style-name="T10"> B;</text:span></text:p>
            <text:p text:style-name="P4"><text:span text:style-name="T10"><text:s text:c="7"/></text:span><text:span text:style-name="T10">&lt;...&gt; <text:s text:c="6"/>// ?</text:span></text:p>
            <text:p text:style-name="P4"><text:span text:style-name="T10"><text:s text:c="3"/></text:span><text:span text:style-name="T11">end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8">Parallel execution</text:span></text:p>
          </draw:text-box>
        </draw:frame>
        <draw:frame draw:style-name="gr4" draw:text-style-name="P5" draw:layer="layout" svg:width="15.742cm" svg:height="11.185cm" svg:x="5.808cm" svg:y="5.325cm">
          <draw:text-box>
            <text:p text:style-name="P4"><text:span text:style-name="T9"/></text:p>
            <text:p text:style-name="P4"><text:span text:style-name="T17"><text:s text:c="3"/></text:span><text:span text:style-name="T18">input</text:span><text:span text:style-name="T17"> void A, B;</text:span></text:p>
            <text:p text:style-name="P4"><text:span text:style-name="T17"><text:s text:c="3"/></text:span><text:span text:style-name="T18">var</text:span><text:span text:style-name="T17"> int x;</text:span></text:p>
            <text:p text:style-name="P4"><text:span text:style-name="T9"/></text:p>
            <text:p text:style-name="P4"><text:span text:style-name="T17"><text:s text:c="3"/></text:span><text:span text:style-name="T18">par/or</text:span><text:span text:style-name="T17"> </text:span><text:span text:style-name="T18">do</text:span></text:p>
            <text:p text:style-name="P4"><text:span text:style-name="T17">&gt; <text:s text:c="5"/></text:span><text:span text:style-name="T18">await</text:span><text:span text:style-name="T17"> A;</text:span></text:p>
            <text:p text:style-name="P4"><text:span text:style-name="T17"><text:s text:c="7"/></text:span><text:span text:style-name="T17">x = 1; <text:s text:c="4"/>// race condition</text:span></text:p>
            <text:p text:style-name="P4"><text:span text:style-name="T17"><text:s text:c="3"/></text:span><text:span text:style-name="T18">with</text:span></text:p>
            <text:p text:style-name="P4"><text:span text:style-name="T17">&gt; <text:s text:c="5"/></text:span><text:span text:style-name="T18">await</text:span><text:span text:style-name="T17"> A;</text:span></text:p>
            <text:p text:style-name="P4"><text:span text:style-name="T17"><text:s text:c="7"/></text:span><text:span text:style-name="T17">x = 2; <text:s text:c="4"/>// race condition</text:span></text:p>
            <text:p text:style-name="P4"><text:span text:style-name="T17"><text:s text:c="3"/></text:span><text:span text:style-name="T18">end <text:s text:c="11"/></text:span><text:span text:style-name="T19">// race condition</text:span></text:p>
            <text:p text:style-name="P4"><text:span text:style-name="T20"/></text:p>
            <text:p text:style-name="P4"><text:span text:style-name="T19"><text:s text:c="3"/></text:span><text:span text:style-name="T19">_printf(”x = %d\n”, x);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synchronous blocks</text:p>
          </draw:text-box>
        </draw:frame>
        <draw:frame presentation:style-name="pr5" draw:layer="layout" svg:width="25.199cm" svg:height="16.394cm" svg:x="1.4cm" svg:y="3.914cm" presentation:class="outline" presentation:user-transformed="true">
          <draw:text-box>
            <text:p><text:span text:style-name="T3"/></text:p>
            <text:list text:style-name="L2">
              <text:list-item>
                <text:p xml:id="id15" text:id="id15"><text:span text:style-name="T3">Can </text:span><text:span text:style-name="T21">contain</text:span><text:span text:style-name="T3"> unbounded loops</text:span></text:p>
              </text:list-item>
              <text:list-item>
                <text:p xml:id="id16" text:id="id16"><text:span text:style-name="T3">Can make blocking C calls</text:span></text:p>
              </text:list-item>
              <text:list-item>
                <text:p xml:id="id17" text:id="id17"><text:span text:style-name="T3">Can emit input events</text:span></text:p>
              </text:list-item>
              <text:list-item>
                <text:p xml:id="id18" text:id="id18"><text:span text:style-name="T3">Can be parallelizable</text:span></text:p>
                <text:p><text:span text:style-name="T5"/></text:p>
              </text:list-item>
              <text:list-item>
                <text:p xml:id="id19" text:id="id19"><text:span text:style-name="T3">Two ”flavors”:</text:span></text:p>
                <text:list>
                  <text:list-item>
                    <text:p xml:id="id20" text:id="id20"><text:span text:style-name="T22">async do &lt;...&gt; end</text:span></text:p>
                    <text:list>
                      <text:list-item>
                        <text:p xml:id="id21" text:id="id21"><text:span text:style-name="T23">portable, non-parallelizable</text:span></text:p>
                      </text:list-item>
                    </text:list>
                  </text:list-item>
                  <text:list-item>
                    <text:p xml:id="id22" text:id="id22"><text:span text:style-name="T22">async thread do &lt;...&gt; end</text:span></text:p>
                    <text:list>
                      <text:list-item>
                        <text:p xml:id="id23" text:id="id23"><text:span text:style-name="T23">non-portable, parallelizabl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synchronous blocks</text:p>
          </draw:text-box>
        </draw:frame>
        <draw:frame presentation:style-name="pr5" draw:layer="layout" svg:width="25.199cm" svg:height="16.645cm" svg:x="1.4cm" svg:y="3.914cm" presentation:class="outlin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list text:style-name="L2">
              <text:list-item>
                <text:p xml:id="id26" text:id="id26"><text:span text:style-name="T3">Understandable as the sequence ”</text:span><text:span text:style-name="T24">emit+await”</text:span><text:span text:style-name="T25">:</text:span></text:p>
                <text:list>
                  <text:list-header>
                    <text:p xml:id="id27" text:id="id27"><text:span text:style-name="T26">emit</text:span><text:span text:style-name="T27"> OUT</text:span><text:span text:style-name="T28">i</text:span><text:span text:style-name="T27">(n);</text:span></text:p>
                    <text:p xml:id="id28" text:id="id28"><text:span text:style-name="T27">ret=</text:span><text:span text:style-name="T26">await</text:span><text:span text:style-name="T27"> IN</text:span><text:span text:style-name="T28">i</text:span><text:span text:style-name="T27">;</text:span></text:p>
                  </text:list-header>
                </text:list>
              </text:list-item>
            </text:list>
          </draw:text-box>
        </draw:frame>
        <draw:frame draw:style-name="gr5" draw:text-style-name="P5" draw:layer="layout" svg:width="8.213cm" svg:height="6.429cm" svg:x="1.312cm" svg:y="5.001cm">
          <draw:text-box>
            <text:p text:style-name="P4"><text:span text:style-name="T9"/></text:p>
            <text:p text:style-name="P4"><text:span text:style-name="T9"><text:s text:c="2"/></text:span><text:span text:style-name="T29">var</text:span><text:span text:style-name="T9"> int ret;</text:span></text:p>
            <text:p text:style-name="P4"><text:span text:style-name="T9"><text:s text:c="2"/></text:span><text:span text:style-name="T29">loop</text:span><text:span text:style-name="T9"> </text:span><text:span text:style-name="T29">do</text:span></text:p>
            <text:p text:style-name="P4"><text:span text:style-name="T9"><text:s text:c="6"/></text:span><text:span text:style-name="T9">&lt;...&gt;</text:span></text:p>
            <text:p text:style-name="P4"><text:span text:style-name="T9"><text:s text:c="2"/></text:span><text:span text:style-name="T29">end</text:span></text:p>
            <text:p text:style-name="P4"><text:span text:style-name="T29"><text:s text:c="2"/></text:span><text:span text:style-name="T29">return</text:span><text:span text:style-name="T20"> ret;</text:span></text:p>
            <text:p text:style-name="P4"><text:span text:style-name="T20"/></text:p>
          </draw:text-box>
        </draw:frame>
        <draw:frame draw:style-name="gr6" draw:text-style-name="P5" xml:id="id25" draw:id="id25" draw:layer="layout" svg:width="10.26cm" svg:height="9.473cm" svg:x="16.51cm" svg:y="5.036cm">
          <draw:text-box>
            <text:p text:style-name="P4"><text:span text:style-name="T9"/></text:p>
            <text:p text:style-name="P4"><text:span text:style-name="T9"><text:s text:c="2"/></text:span><text:span text:style-name="T29">var</text:span><text:span text:style-name="T9"> int </text:span><text:span text:style-name="T30">ret =</text:span></text:p>
            <text:p text:style-name="P4"><text:span text:style-name="T31"><text:s text:c="5"/></text:span><text:span text:style-name="T32">async</text:span><text:span text:style-name="T31"> </text:span><text:span text:style-name="T32">do</text:span></text:p>
            <text:p text:style-name="P4"><text:span text:style-name="T32"><text:s text:c="9"/></text:span><text:span text:style-name="T32">var int v;</text:span></text:p>
            <text:p text:style-name="P4"><text:span text:style-name="T31"><text:s text:c="9"/></text:span><text:span text:style-name="T32">loop</text:span><text:span text:style-name="T31"> </text:span><text:span text:style-name="T32">do</text:span></text:p>
            <text:p text:style-name="P4"><text:span text:style-name="T32"><text:s text:c="13"/></text:span><text:span text:style-name="T32">&lt;...&gt;</text:span></text:p>
            <text:p text:style-name="P4"><text:span text:style-name="T31"><text:s text:c="9"/></text:span><text:span text:style-name="T32">end</text:span></text:p>
            <text:p text:style-name="P4"><text:span text:style-name="T32"><text:s text:c="9"/></text:span><text:span text:style-name="T32">return</text:span><text:span text:style-name="T33"> v;</text:span></text:p>
            <text:p text:style-name="P4"><text:span text:style-name="T33"><text:s text:c="5"/></text:span><text:span text:style-name="T32">end;</text:span></text:p>
            <text:p text:style-name="P4"><text:span text:style-name="T29"><text:s text:c="2"/></text:span><text:span text:style-name="T29">return</text:span><text:span text:style-name="T20"> ret;</text:span></text:p>
            <text:p text:style-name="P4"><text:span text:style-name="T20"/></text:p>
          </draw:text-box>
        </draw:frame>
        <draw:polyline draw:style-name="gr7" draw:text-style-name="P6" xml:id="id24" draw:id="id24" draw:layer="layout" svg:width="5.714cm" svg:height="1.269cm" svg:x="10.125cm" svg:y="7.955cm" svg:viewBox="0 0 5715 1270" draw:points="0,0 5715,127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synchronous blocks</text:p>
          </draw:text-box>
        </draw:frame>
        <draw:frame presentation:style-name="pr5" draw:layer="layout" svg:width="25.199cm" svg:height="15.033cm" svg:x="1.4cm" svg:y="3.914cm" presentation:class="outlin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list text:style-name="L2">
              <text:list-item>
                <text:p xml:id="id29" text:id="id29"><text:span text:style-name="T3">Synchronous code always has higher priority</text:span></text:p>
                <text:p><text:span text:style-name="T27"/></text:p>
              </text:list-item>
            </text:list>
          </draw:text-box>
        </draw:frame>
        <draw:frame draw:style-name="gr6" draw:text-style-name="P5" draw:layer="layout" svg:width="12.7cm" svg:height="10.295cm" svg:x="7.17cm" svg:y="5.036cm">
          <draw:text-box>
            <text:p text:style-name="P4"><text:span text:style-name="T9"/></text:p>
            <text:p text:style-name="P4"><text:span text:style-name="T9"><text:s text:c="2"/></text:span><text:span text:style-name="T29">input</text:span><text:span text:style-name="T9"> int A;</text:span></text:p>
            <text:p text:style-name="P4"><text:span text:style-name="T9"><text:s text:c="2"/></text:span><text:span text:style-name="T9">&lt;...&gt;</text:span></text:p>
            <text:p text:style-name="P4"><text:span text:style-name="T9"><text:s text:c="2"/></text:span><text:span text:style-name="T29">par do</text:span></text:p>
            <text:p text:style-name="P4"><text:span text:style-name="T31"><text:s text:c="6"/></text:span><text:span text:style-name="T32">async</text:span><text:span text:style-name="T31"> </text:span><text:span text:style-name="T32">do</text:span></text:p>
            <text:p text:style-name="P4"><text:span text:style-name="T32"><text:s text:c="10"/></text:span><text:span text:style-name="T32">emit A =&gt; 1;</text:span></text:p>
            <text:p text:style-name="P4"><text:span text:style-name="T32"><text:s text:c="6"/></text:span><text:span text:style-name="T32">end</text:span></text:p>
            <text:p text:style-name="P4"><text:span text:style-name="T29"><text:s text:c="2"/></text:span><text:span text:style-name="T29">with</text:span></text:p>
            <text:p text:style-name="P4"><text:span text:style-name="T34"><text:s text:c="6"/></text:span><text:span text:style-name="T34">var </text:span><text:span text:style-name="T35">int v = </text:span><text:span text:style-name="T34">await </text:span><text:span text:style-name="T35">A;</text:span></text:p>
            <text:p text:style-name="P4"><text:span text:style-name="T35"><text:s text:c="6"/></text:span><text:span text:style-name="T34">return</text:span><text:span text:style-name="T35"> v;</text:span></text:p>
            <text:p text:style-name="P4"><text:span text:style-name="T29"><text:s text:c="2"/></text:span><text:span text:style-name="T29">end</text:span></text:p>
            <text:p text:style-name="P4"><text:span text:style-name="T3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Simple <text:span text:style-name="T36">async</text:span></text:p>
          </draw:text-box>
        </draw:frame>
        <draw:frame presentation:style-name="pr5" draw:layer="layout" svg:width="25.199cm" svg:height="16.63cm" svg:x="1.4cm" svg:y="3.914cm" presentation:class="outline" presentation:user-transformed="true">
          <draw:text-box>
            <text:p><text:span text:style-name="T3"/></text:p>
            <text:list text:style-name="L2">
              <text:list-item>
                <text:p xml:id="id30" text:id="id30"><text:span text:style-name="T3">Shares code+memory with the synchonous side</text:span></text:p>
              </text:list-item>
              <text:list-item>
                <text:p xml:id="id31" text:id="id31"><text:span text:style-name="T3">Unbounded loops</text:span></text:p>
                <text:list>
                  <text:list-item>
                    <text:p xml:id="id32" text:id="id32"><text:span text:style-name="T4">inserts a check before every loop iteration</text:span></text:p>
                  </text:list-item>
                </text:list>
                <text:p><text:span text:style-name="T5"/></text:p>
              </text:list-item>
              <text:list-item>
                <text:p xml:id="id33" text:id="id33"><text:span text:style-name="T3">Good</text:span></text:p>
                <text:list>
                  <text:list-item>
                    <text:p xml:id="id34" text:id="id34"><text:span text:style-name="T4">portable</text:span></text:p>
                  </text:list-item>
                  <text:list-item>
                    <text:p xml:id="id35" text:id="id35"><text:span text:style-name="T4">still no need for synchronization primitives</text:span></text:p>
                  </text:list-item>
                </text:list>
              </text:list-item>
              <text:list-item>
                <text:p xml:id="id36" text:id="id36"><text:span text:style-name="T3">Bad</text:span></text:p>
                <text:list>
                  <text:list-item>
                    <text:p xml:id="id37" text:id="id37"><text:span text:style-name="T4">no real parallelism</text:span></text:p>
                  </text:list-item>
                  <text:list-item>
                    <text:p xml:id="id38" text:id="id38"><text:span text:style-name="T4">still no C blocking calls</text:span></text:p>
                  </text:list-item>
                </text:list>
              </text:list-item>
            </text:list>
          </draw:text-box>
        </draw:frame>
        <draw:frame presentation:style-name="pr6" draw:text-style-name="P7" xml:id="id39" draw:id="id39" draw:layer="layout" svg:width="13.17cm" svg:height="6.985cm" svg:x="14.605cm" svg:y="12.453cm" presentation:class="outline" presentation:user-transformed="true">
          <draw:text-box>
            <text:list text:style-name="L2">
              <text:list-header>
                <text:p><text:span text:style-name="T37"/></text:p>
              </text:list-header>
            </text:list>
            <text:list text:style-name="L3">
              <text:list-item>
                <text:p><text:span text:style-name="T7">Can contain unbounded loops</text:span></text:p>
              </text:list-item>
            </text:list>
            <text:list text:style-name="L4">
              <text:list-item>
                <text:p><text:span text:style-name="T7">Can make blocking C calls</text:span></text:p>
              </text:list-item>
            </text:list>
            <text:list text:style-name="L3">
              <text:list-item>
                <text:p><text:span text:style-name="T38">Can emit input events</text:span></text:p>
              </text:list-item>
            </text:list>
            <text:list text:style-name="L4">
              <text:list-item>
                <text:p><text:span text:style-name="T7">Can be parallelizable</text:span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Threaded <text:span text:style-name="T36">async</text:span></text:p>
          </draw:text-box>
        </draw:frame>
        <draw:frame presentation:style-name="pr5" draw:layer="layout" svg:width="25.199cm" svg:height="13.609cm" svg:x="1.4cm" svg:y="3.914cm" presentation:class="outline" presentation:user-transformed="true">
          <draw:text-box>
            <text:p><text:span text:style-name="T3"/></text:p>
            <text:list text:style-name="L2">
              <text:list-item>
                <text:p xml:id="id40" text:id="id40"><text:span text:style-name="T3">Separate code+memory</text:span></text:p>
                <text:list>
                  <text:list-item>
                    <text:p xml:id="id41" text:id="id41"><text:span text:style-name="T4">(i.e. a separate C function with locals)</text:span></text:p>
                  </text:list-item>
                </text:list>
              </text:list-item>
              <text:list-item>
                <text:p xml:id="id42" text:id="id42"><text:span text:style-name="T3">Executes in a different thread</text:span></text:p>
              </text:list-item>
              <text:list-item>
                <text:p xml:id="id43" text:id="id43"><text:span text:style-name="T3">Special </text:span><text:span text:style-name="T39">sync</text:span><text:span text:style-name="T40"> syntax for synchronization</text:span></text:p>
                <text:list>
                  <text:list-item>
                    <text:p xml:id="id44" text:id="id44"><text:span text:style-name="T41">(i.e. locks a global shared mutex)</text:span></text:p>
                  </text:list-item>
                </text:list>
                <text:p><text:span text:style-name="T3"/></text:p>
              </text:list-item>
              <text:list-item>
                <text:p xml:id="id45" text:id="id45"><text:span text:style-name="T24">Parallelism</text:span><text:span text:style-name="T3"> and </text:span><text:span text:style-name="T24">C blocking calls</text:span></text:p>
              </text:list-item>
            </text:list>
          </draw:text-box>
        </draw:frame>
        <draw:frame presentation:style-name="pr7" draw:text-style-name="P7" xml:id="id46" draw:id="id46" draw:layer="layout" svg:width="13.17cm" svg:height="6.985cm" svg:x="14.605cm" svg:y="12.453cm" presentation:class="outline" presentation:user-transformed="true">
          <draw:text-box>
            <text:list text:style-name="L2">
              <text:list-header>
                <text:p><text:span text:style-name="T37"/></text:p>
              </text:list-header>
            </text:list>
            <text:list text:style-name="L3">
              <text:list-item>
                <text:p><text:span text:style-name="T7">Can contain unbounded loops</text:span></text:p>
              </text:list-item>
            </text:list>
            <text:list text:style-name="L5">
              <text:list-item>
                <text:p><text:span text:style-name="T7"><text:s text:c="3"/></text:span><text:span text:style-name="T7">Can make blocking C calls</text:span></text:p>
              </text:list-item>
            </text:list>
            <text:list text:style-name="L3">
              <text:list-item>
                <text:p><text:span text:style-name="T42">Can emit input events</text:span></text:p>
              </text:list-item>
              <text:list-item>
                <text:p><text:span text:style-name="T7">Can be parallelizable</text:span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4" draw:layer="layout" svg:width="25.199cm" svg:height="3.506cm" svg:x="1.4cm" svg:y="0.137cm" presentation:class="title" presentation:user-transformed="true">
          <draw:text-box>
            <text:p>Parallelism example</text:p>
          </draw:text-box>
        </draw:frame>
        <draw:frame draw:style-name="gr5" draw:text-style-name="P8" draw:layer="layout" svg:width="11.523cm" svg:height="17.123cm" svg:x="1.312cm" svg:y="3.501cm">
          <draw:text-box>
            <text:p text:style-name="P4"><text:span text:style-name="T12">// pthreads</text:span></text:p>
            <text:p text:style-name="P4"><text:span text:style-name="T12"/></text:p>
            <text:p text:style-name="P4"><text:span text:style-name="T19"><text:s/></text:span><text:span text:style-name="T19">main() {</text:span></text:p>
            <text:p text:style-name="P4"><text:span text:style-name="T19"><text:s text:c="4"/></text:span><text:span text:style-name="T19">pthread_t t1, t2;</text:span></text:p>
            <text:p text:style-name="P4"><text:span text:style-name="T19"><text:s text:c="4"/></text:span><text:span text:style-name="T19">pthread_create(&amp;t1, </text:span><text:span text:style-name="T43">calc</text:span><text:span text:style-name="T19">);</text:span></text:p>
            <text:p text:style-name="P4"><text:span text:style-name="T19"><text:s text:c="4"/></text:span><text:span text:style-name="T19">pthread_create(&amp;t2, </text:span><text:span text:style-name="T43">calc</text:span><text:span text:style-name="T19">);</text:span></text:p>
            <text:p text:style-name="P4"><text:span text:style-name="T19"><text:s text:c="4"/></text:span><text:span text:style-name="T19">pthread_join(t1);</text:span></text:p>
            <text:p text:style-name="P4"><text:span text:style-name="T19"><text:s text:c="4"/></text:span><text:span text:style-name="T19">pthread_join(t2); </text:span></text:p>
            <text:p text:style-name="P4"><text:span text:style-name="T19"><text:s text:c="4"/></text:span><text:span text:style-name="T19">exit(0);</text:span></text:p>
            <text:p text:style-name="P4"><text:span text:style-name="T19"><text:s/></text:span><text:span text:style-name="T19">}</text:span></text:p>
            <text:p text:style-name="P4"><text:span text:style-name="T19"/></text:p>
            <text:p text:style-name="P4"><text:span text:style-name="T19"><text:s/></text:span><text:span text:style-name="T19">void* </text:span><text:span text:style-name="T43">calc</text:span><text:span text:style-name="T19"> (void *ptr) {</text:span></text:p>
            <text:p text:style-name="P4"><text:span text:style-name="T19"><text:s text:c="3"/></text:span><text:span text:style-name="T19">int ret, i, j;</text:span></text:p>
            <text:p text:style-name="P4"><text:span text:style-name="T19"><text:s text:c="3"/></text:span><text:span text:style-name="T19">ret = 0;</text:span></text:p>
            <text:p text:style-name="P4"><text:span text:style-name="T19"><text:s text:c="3"/></text:span><text:span text:style-name="T19">for (i=0; i&lt;50000; i++) {</text:span></text:p>
            <text:p text:style-name="P4"><text:span text:style-name="T19"><text:s text:c="5"/></text:span><text:span text:style-name="T19">for (j=0; j&lt;50000; j++) {</text:span></text:p>
            <text:p text:style-name="P4"><text:span text:style-name="T19"><text:s text:c="7"/></text:span><text:span text:style-name="T19">ret = ret + i + j;</text:span></text:p>
            <text:p text:style-name="P4"><text:span text:style-name="T19"><text:s text:c="5"/></text:span><text:span text:style-name="T19">}</text:span></text:p>
            <text:p text:style-name="P4"><text:span text:style-name="T19"><text:s text:c="3"/></text:span><text:span text:style-name="T19">}</text:span></text:p>
            <text:p text:style-name="P4"><text:span text:style-name="T19"><text:s text:c="3"/></text:span><text:span text:style-name="T19">printf("ret = %d\n", ret);</text:span></text:p>
            <text:p text:style-name="P4"><text:span text:style-name="T19"><text:s/></text:span><text:span text:style-name="T19">}</text:span></text:p>
            <text:p text:style-name="P4"><text:span text:style-name="T18"/></text:p>
            <text:p text:style-name="P4"><text:span text:style-name="T44"># 17.39s user</text:span></text:p>
            <text:p text:style-name="P4"><text:span text:style-name="T44"># <text:s/>0.01s system</text:span></text:p>
            <text:p text:style-name="P4"><text:span text:style-name="T44"># 175% cpu 9.890 total</text:span></text:p>
            <text:p text:style-name="P4"><text:span text:style-name="T44"/></text:p>
          </draw:text-box>
        </draw:frame>
        <draw:frame draw:style-name="gr6" draw:text-style-name="P8" xml:id="id47" draw:id="id47" draw:layer="layout" svg:width="12.7cm" svg:height="17.407cm" svg:x="14.07cm" svg:y="3.436cm">
          <draw:text-box>
            <text:p text:style-name="P4"><text:span text:style-name="T15">// ceu</text:span></text:p>
            <text:p text:style-name="P4"><text:span text:style-name="T15"/></text:p>
            <text:p text:style-name="P4"><text:span text:style-name="T19"><text:s/></text:span><text:span text:style-name="T18">var</text:span><text:span text:style-name="T19"> int <text:s/>v1, v2;</text:span></text:p>
            <text:p text:style-name="P4"><text:span text:style-name="T19"><text:s/></text:span><text:span text:style-name="T18">var</text:span><text:span text:style-name="T19"> int* p1 = &amp;v1;</text:span></text:p>
            <text:p text:style-name="P4"><text:span text:style-name="T19"><text:s/></text:span><text:span text:style-name="T18">var</text:span><text:span text:style-name="T19"> int* p2 = &amp;v2;</text:span></text:p>
            <text:p text:style-name="P4"><text:span text:style-name="T19"/></text:p>
            <text:p text:style-name="P4"><text:span text:style-name="T19"><text:s/></text:span><text:span text:style-name="T18">par/and</text:span><text:span text:style-name="T19"> </text:span><text:span text:style-name="T18">do</text:span></text:p>
            <text:p text:style-name="P4"><text:span text:style-name="T19"><text:s text:c="3"/></text:span><text:span text:style-name="T18">async</text:span><text:span text:style-name="T19"> </text:span><text:span text:style-name="T18">thread</text:span><text:span text:style-name="T19"> (p1) </text:span><text:span text:style-name="T18">do</text:span></text:p>
            <text:p text:style-name="P4"><text:span text:style-name="T19"><text:s text:c="5"/></text:span><text:span text:style-name="T18">var</text:span><text:span text:style-name="T19"> int ret = _</text:span><text:span text:style-name="T43">calc</text:span><text:span text:style-name="T19">();</text:span></text:p>
            <text:p text:style-name="P4"><text:span text:style-name="T19"><text:s text:c="5"/></text:span><text:span text:style-name="T18">sync</text:span><text:span text:style-name="T19"> </text:span><text:span text:style-name="T18">do</text:span></text:p>
            <text:p text:style-name="P4"><text:span text:style-name="T19"><text:s text:c="7"/></text:span><text:span text:style-name="T19">*p1 = ret;</text:span></text:p>
            <text:p text:style-name="P4"><text:span text:style-name="T19"><text:s text:c="5"/></text:span><text:span text:style-name="T18">end</text:span></text:p>
            <text:p text:style-name="P4"><text:span text:style-name="T19"><text:s text:c="3"/></text:span><text:span text:style-name="T18">end</text:span></text:p>
            <text:p text:style-name="P4"><text:span text:style-name="T19"><text:s/></text:span><text:span text:style-name="T18">with</text:span></text:p>
            <text:p text:style-name="P4"><text:span text:style-name="T19"><text:s text:c="3"/></text:span><text:span text:style-name="T18">async</text:span><text:span text:style-name="T19"> </text:span><text:span text:style-name="T18">thread</text:span><text:span text:style-name="T19"> (p2) </text:span><text:span text:style-name="T18">do</text:span></text:p>
            <text:p text:style-name="P4"><text:span text:style-name="T19"><text:s text:c="5"/></text:span><text:span text:style-name="T18">var</text:span><text:span text:style-name="T19"> int ret = _</text:span><text:span text:style-name="T43">calc</text:span><text:span text:style-name="T19">();</text:span></text:p>
            <text:p text:style-name="P4"><text:span text:style-name="T19"><text:s text:c="5"/></text:span><text:span text:style-name="T18">sync</text:span><text:span text:style-name="T19"> </text:span><text:span text:style-name="T18">do</text:span></text:p>
            <text:p text:style-name="P4"><text:span text:style-name="T19"><text:s text:c="7"/></text:span><text:span text:style-name="T19">*p2 = ret;</text:span></text:p>
            <text:p text:style-name="P4"><text:span text:style-name="T19"><text:s text:c="5"/></text:span><text:span text:style-name="T18">end</text:span></text:p>
            <text:p text:style-name="P4"><text:span text:style-name="T19"><text:s text:c="3"/></text:span><text:span text:style-name="T18">end</text:span></text:p>
            <text:p text:style-name="P4"><text:span text:style-name="T19"><text:s/></text:span><text:span text:style-name="T18">end</text:span></text:p>
            <text:p text:style-name="P4"><text:span text:style-name="T19"/></text:p>
            <text:p text:style-name="P4"><text:span text:style-name="T44"># 17.38s user</text:span></text:p>
            <text:p text:style-name="P4"><text:span text:style-name="T44"># <text:s/>0.02s system</text:span></text:p>
            <text:p text:style-name="P4"><text:span text:style-name="T44"># 175% cpu 9.937 total</text:span></text:p>
            <text:p text:style-name="P4"><text:span text:style-name="T1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Killing a thread</text:p>
          </draw:text-box>
        </draw:frame>
        <draw:frame presentation:style-name="pr5" draw:layer="layout" svg:width="25.199cm" svg:height="17.014cm" svg:x="1.4cm" svg:y="3.914cm" presentation:class="outlin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list text:style-name="L2">
              <text:list-header>
                <text:p><text:span text:style-name="T39"/></text:p>
              </text:list-header>
              <text:list-item>
                <text:p xml:id="id48" text:id="id48"><text:span text:style-name="T39">sync</text:span><text:span text:style-name="T40"> ensures that the thread is still alive</text:span></text:p>
                <text:p><text:span text:style-name="T27"/></text:p>
              </text:list-item>
            </text:list>
          </draw:text-box>
        </draw:frame>
        <draw:frame draw:style-name="gr6" draw:text-style-name="P5" draw:layer="layout" svg:width="12.7cm" svg:height="10.295cm" svg:x="7.17cm" svg:y="5.736cm">
          <draw:text-box>
            <text:p text:style-name="P4"><text:span text:style-name="T9"/></text:p>
            <text:p text:style-name="P4"><text:span text:style-name="T9"><text:s text:c="2"/></text:span><text:span text:style-name="T29">par/or do</text:span></text:p>
            <text:p text:style-name="P4"><text:span text:style-name="T29"><text:s text:c="5"/></text:span><text:span text:style-name="T29">await</text:span><text:span text:style-name="T9"> 1s;</text:span></text:p>
            <text:p text:style-name="P4"><text:span text:style-name="T9"><text:s text:c="2"/></text:span><text:span text:style-name="T29">with</text:span></text:p>
            <text:p text:style-name="P4"><text:span text:style-name="T29"><text:s text:c="5"/></text:span><text:span text:style-name="T29">async do</text:span></text:p>
            <text:p text:style-name="P4"><text:span text:style-name="T29"><text:s text:c="8"/></text:span><text:span text:style-name="T20">... </text:span></text:p>
            <text:p text:style-name="P4"><text:span text:style-name="T20"><text:s text:c="8"/></text:span><text:span text:style-name="T29">sync</text:span><text:span text:style-name="T20"> </text:span><text:span text:style-name="T29">do</text:span></text:p>
            <text:p text:style-name="P4"><text:span text:style-name="T20"><text:s text:c="11"/></text:span><text:span text:style-name="T14">// side effects</text:span></text:p>
            <text:p text:style-name="P4"><text:span text:style-name="T20"><text:s text:c="8"/></text:span><text:span text:style-name="T29">end</text:span></text:p>
            <text:p text:style-name="P4"><text:span text:style-name="T20"><text:s text:c="5"/></text:span><text:span text:style-name="T29">end</text:span></text:p>
            <text:p text:style-name="P4"><text:span text:style-name="T20"><text:s text:c="2"/></text:span><text:span text:style-name="T29">end</text:span></text:p>
            <text:p text:style-name="P4"><text:span text:style-name="T3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5" draw:layer="layout" svg:width="25.199cm" svg:height="16.845cm" svg:x="1.4cm" svg:y="3.914cm" presentation:class="outline" presentation:user-transformed="true">
          <draw:text-box>
            <text:p><text:span text:style-name="T45"/></text:p>
            <text:list text:style-name="L2">
              <text:list-item>
                <text:p xml:id="id49" text:id="id49"><text:span text:style-name="T3">Synchronous code (</text:span><text:span text:style-name="T24">safety</text:span><text:span text:style-name="T3">)</text:span></text:p>
                <text:list>
                  <text:list-item>
                    <text:p xml:id="id50" text:id="id50"><text:span text:style-name="T6">determinism</text:span></text:p>
                    <text:list>
                      <text:list-item>
                        <text:p xml:id="id51" text:id="id51"><text:span text:style-name="T7">sequential scheduling</text:span></text:p>
                      </text:list-item>
                    </text:list>
                  </text:list-item>
                  <text:list-item>
                    <text:p xml:id="id52" text:id="id52"><text:span text:style-name="T6">bounded execution</text:span></text:p>
                    <text:list>
                      <text:list-item>
                        <text:p xml:id="id53" text:id="id53"><text:span text:style-name="T7">no loops</text:span></text:p>
                      </text:list-item>
                    </text:list>
                  </text:list-item>
                </text:list>
              </text:list-item>
            </text:list>
            <text:p><text:span text:style-name="T5"/></text:p>
            <text:list text:continue-numbering="true" text:style-name="L2">
              <text:list-item>
                <text:p xml:id="id54" text:id="id54"><text:span text:style-name="T3">Asynchronous code (</text:span><text:span text:style-name="T24">flexibility</text:span><text:span text:style-name="T3">)</text:span></text:p>
                <text:list>
                  <text:list-item>
                    <text:p xml:id="id55" text:id="id55"><text:span text:style-name="T6">parallelism</text:span></text:p>
                  </text:list-item>
                  <text:list-item>
                    <text:p xml:id="id56" text:id="id56"><text:span text:style-name="T6">blocking calls</text:span></text:p>
                  </text:list-item>
                  <text:list-item>
                    <text:p xml:id="id57" text:id="id57"><text:span text:style-name="T6">requires synchronization</text:span></text:p>
                    <text:list>
                      <text:list-item>
                        <text:p xml:id="id58" text:id="id58"><text:span text:style-name="T38">emit</text:span><text:span text:style-name="T7"> and </text:span><text:span text:style-name="T38">sync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337</meta:editing-cycles>
    <meta:editing-duration>P12DT6H26M31S</meta:editing-duration>
    <meta:initial-creator>chico </meta:initial-creator>
    <dc:date>2013-07-23T11:06:51</dc:date>
    <meta:document-statistic meta:object-count="10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